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b9184" officeooo:paragraph-rsid="001b918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9184" officeooo:paragraph-rsid="001b9184"/>
    </style:style>
    <style:style style:name="P3" style:family="paragraph" style:parent-style-name="Standard">
      <style:text-properties style:text-underline-style="none" officeooo:rsid="001b9184" officeooo:paragraph-rsid="001b9184"/>
    </style:style>
    <style:style style:name="P4" style:family="paragraph" style:parent-style-name="Standard">
      <style:text-properties officeooo:paragraph-rsid="001c3c7b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9184" officeooo:paragraph-rsid="001e65e5"/>
    </style:style>
    <style:style style:name="P6" style:family="paragraph" style:parent-style-name="Standard">
      <style:text-properties style:text-underline-style="solid" style:text-underline-width="auto" style:text-underline-color="font-color" officeooo:rsid="001b9184" officeooo:paragraph-rsid="001e65e5"/>
    </style:style>
    <style:style style:name="P7" style:family="paragraph" style:parent-style-name="Standard">
      <style:text-properties style:text-underline-style="none" officeooo:rsid="001b9184" officeooo:paragraph-rsid="001e65e5"/>
    </style:style>
    <style:style style:name="P8" style:family="paragraph" style:parent-style-name="Standard">
      <style:text-properties officeooo:paragraph-rsid="001e65e5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officeooo:rsid="001c3c7b"/>
    </style:style>
    <style:style style:name="T2" style:family="text">
      <style:text-properties style:text-underline-style="none" officeooo:rsid="001b9184"/>
    </style:style>
    <style:style style:name="T3" style:family="text">
      <style:text-properties style:text-underline-style="none" officeooo:rsid="001e0f08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crêpier psychorigide</text:p>
      <text:p text:style-name="P1"/>
      <text:p text:style-name="P3"><text:tab/>A la fin de sa journée, un crêpier dispose d’une pile de crêpes de taille variée. Il veut à présent les ordonner par tailles croissante. Seulement, pour faire ça il ne peut faire qu’un seul type d’action : glisser sa spatule sous une crêpe et retourner la pile au dessus. Comment va-t-il faire pour trier sa pile de crêpes ?</text:p>
      <text:p text:style-name="P3"/>
      <text:p text:style-name="P4"><draw:line text:anchor-type="paragraph" draw:z-index="0" draw:name="Forme1" draw:style-name="gr1" draw:text-style-name="P9" svg:x1="-0.669cm" svg:y1="2.32cm" svg:x2="17.852cm" svg:y2="2.32cm"><text:p/></draw:line><text:span text:style-name="T2"><text:tab/>Le crêpier psychorigide, c’est de l’informatique parce qu’</text:span><text:span text:style-name="T1">on peut suivre un algorithme pour réussir à tous les coups à trier la pile. Ce genre d’algorithme est utilisé tout le temps en informatique pour organiser </text:span><text:span text:style-name="T3">efficacement </text:span><text:span text:style-name="T1">des informati</text:span><text:span text:style-name="T3">ons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Le crêpier psychorigide</text:p>
      <text:p text:style-name="P6"/>
      <text:p text:style-name="P7"><text:tab/>A la fin de sa journée, un crêpier dispose d’une pile de crêpes de taille variée. Il veut à présent les ordonner par tailles croissante. Seulement, pour faire ça il ne peut faire qu’un seul type d’action : glisser sa spatule sous une crêpe et retourner la pile au dessus. Comment va-t-il faire pour trier sa pile de crêpes ?</text:p>
      <text:p text:style-name="P7"/>
      <text:p text:style-name="P8"><draw:line text:anchor-type="paragraph" draw:z-index="1" draw:name="Forme1" draw:style-name="gr1" draw:text-style-name="P9" svg:x1="-0.669cm" svg:y1="2.32cm" svg:x2="17.852cm" svg:y2="2.32cm"><text:p/></draw:line><text:span text:style-name="T2"><text:tab/>Le crêpier psychorigide, c’est de l’informatique parce qu’</text:span><text:span text:style-name="T1">on peut suivre un algorithme pour réussir à tous les coups à trier la pile. Ce genre d’algorithme est utilisé tout le temps en informatique pour organiser </text:span><text:span text:style-name="T3">efficacement </text:span><text:span text:style-name="T1">des informati</text:span><text:span text:style-name="T3">ons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5">Le crêpier psychorigide</text:p>
      <text:p text:style-name="P6"/>
      <text:p text:style-name="P7"><text:tab/>A la fin de sa journée, un crêpier dispose d’une pile de crêpes de taille variée. Il veut à présent les ordonner par tailles croissante. Seulement, pour faire ça il ne peut faire qu’un seul type d’action : glisser sa spatule sous une crêpe et retourner la pile au dessus. Comment va-t-il faire pour trier sa pile de crêpes ?</text:p>
      <text:p text:style-name="P7"/>
      <text:p text:style-name="P8"><draw:line text:anchor-type="paragraph" draw:z-index="2" draw:name="Forme1" draw:style-name="gr1" draw:text-style-name="P9" svg:x1="-0.669cm" svg:y1="2.32cm" svg:x2="17.852cm" svg:y2="2.32cm"><text:p/></draw:line><text:span text:style-name="T2"><text:tab/>Le crêpier psychorigide, c’est de l’informatique parce qu’</text:span><text:span text:style-name="T1">on peut suivre un algorithme pour réussir à tous les coups à trier la pile. Ce genre d’algorithme est utilisé tout le temps en informatique pour organiser </text:span><text:span text:style-name="T3">efficacement </text:span><text:span text:style-name="T1">des informati</text:span><text:span text:style-name="T3">ons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5">Le crêpier psychorigide</text:p>
      <text:p text:style-name="P6"/>
      <text:p text:style-name="P7"><text:tab/>A la fin de sa journée, un crêpier dispose d’une pile de crêpes de taille variée. Il veut à présent les ordonner par tailles croissante. Seulement, pour faire ça il ne peut faire qu’un seul type d’action : glisser sa spatule sous une crêpe et retourner la pile au dessus. Comment va-t-il faire pour trier sa pile de crêpes ?</text:p>
      <text:p text:style-name="P7"/>
      <text:p text:style-name="P8"><draw:line text:anchor-type="paragraph" draw:z-index="3" draw:name="Forme1" draw:style-name="gr1" draw:text-style-name="P9" svg:x1="-0.669cm" svg:y1="2.32cm" svg:x2="17.852cm" svg:y2="2.32cm"><text:p/></draw:line><text:span text:style-name="T2"><text:tab/>Le crêpier psychorigide, c’est de l’informatique parce qu’</text:span><text:span text:style-name="T1">on peut suivre un algorithme pour réussir à tous les coups à trier la pile. Ce genre d’algorithme est utilisé tout le temps en informatique pour organiser </text:span><text:span text:style-name="T3">efficacement </text:span><text:span text:style-name="T1">des informati</text:span><text:span text:style-name="T3">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0:15:20.039426006</meta:creation-date>
    <dc:date>2019-03-05T08:03:16.955006554</dc:date>
    <meta:editing-duration>PT5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00" meta:character-count="2368" meta:non-whitespace-character-count="1972"/>
  </office:meta>
</office:document-meta>
</file>